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ntroduction</text:span></text:p>
            <text:p><text:span text:style-name="T1">To</text:span></text:p>
            <text:p><text:span text:style-name="T1">Type Inference</text:span></text:p>
            <text:p><text:span text:style-name="T1"/></text:p>
            <text:p>Brian Hur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lides: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5-04-16T19:16:21.940921484</meta:creation-date>
    <dc:date>2015-04-16T19:18:28.814906650</dc:date>
    <dc:creator>Brian Hurt</dc:creator>
    <meta:editing-duration>P0D</meta:editing-duration>
    <meta:editing-cycles>1</meta:editing-cycles>
    <meta:document-statistic meta:object-count="27"/>
    <meta:generator>LibreOffice/4.2.7.2$Linux_X86_64 LibreOffice_project/420m0$Build-2</meta:generator>
  </office:meta>
</office:document-meta>
</file>